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8" style:family="paragraph" style:parent-style-name="Text_20_body">
      <style:paragraph-properties fo:margin-left="-0.123cm" fo:margin-right="0.009cm" fo:text-indent="0cm" style:auto-text-indent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size-complex="14pt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style-asian="italic" style:font-size-complex="14pt"/>
    </style:style>
    <style:style style:name="T7" style:family="text">
      <style:text-properties fo:language="en" fo:country="US" fo:font-style="italic" style:font-style-asian="italic" style:font-size-complex="14pt" style:font-style-complex="italic"/>
    </style:style>
    <style:style style:name="T8" style:family="text">
      <style:text-properties fo:language="en" fo:country="US" style:font-size-complex="14pt"/>
    </style:style>
    <style:style style:name="T9" style:family="text">
      <style:text-properties style:text-position="super 64%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3cm" svg:height="0.9cm" draw:z-index="0"><draw:image xlink:href="../../odt_eng/images/0088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Key-6(t)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75cm" svg:height="1.319cm" draw:z-index="0"><draw:image xlink:href="../../odt_eng/images/0088_in_scheme.png" xlink:type="simple" xlink:show="embed" xlink:actuate="onLoad"/></draw:frame></text:span>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function of controllable key as per the algorithm:</text:p>
            <text:p text:style-name="P5"><draw:frame draw:style-name="fr3" draw:name="Объект1" text:anchor-type="as-char" svg:width="5.824cm" svg:height="2.8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the vector of output signals;</text:span></text:span></text:p>
            <text:p text:style-name="Text_20_body"><text:span text:style-name="Основной_20_шрифт_20_абзаца"><text:span text:style-name="T1"><draw:frame draw:style-name="fr3" draw:name="Объект3" text:anchor-type="as-char" svg:width="2.757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are for vectors of output signals at the 1</text:span></text:span><text:span text:style-name="Основной_20_шрифт_20_абзаца"><text:span text:style-name="T9">st</text:span></text:span><text:span text:style-name="Основной_20_шрифт_20_абзаца"><text:span text:style-name="T1"> and 2</text:span></text:span><text:span text:style-name="Основной_20_шрифт_20_абзаца"><text:span text:style-name="T9">nd</text:span></text:span><text:span text:style-name="Основной_20_шрифт_20_абзаца"><text:span text:style-name="T1"> output ports;</text:span></text:span></text:p>
            <text:p text:style-name="Text_20_body"><text:span text:style-name="Основной_20_шрифт_20_абзаца"><text:span text:style-name="T1"><draw:frame draw:style-name="fr3" draw:name="Объект11" text:anchor-type="as-char" svg:width="0.854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the vector of output signals at the 1</text:span></text:span><text:span text:style-name="Основной_20_шрифт_20_абзаца"><text:span text:style-name="T9">st</text:span></text:span><text:span text:style-name="Основной_20_шрифт_20_абзаца"><text:span text:style-name="T1"> output port with</text:span></text:span><text:span text:style-name="Основной_20_шрифт_20_абзаца"><text:span text:style-name="T1"><draw:frame draw:style-name="fr3" draw:name="Объект6" text:anchor-type="as-char" svg:width="1.434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;</text:span></text:span></text:p>
            <text:p text:style-name="Text_20_body"><text:span text:style-name="Основной_20_шрифт_20_абзаца"><text:span text:style-name="T1"><draw:frame draw:style-name="fr3" draw:name="Объект7" text:anchor-type="as-char" svg:width="0.863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is for the vector of output signals at the 2</text:span></text:span><text:span text:style-name="Основной_20_шрифт_20_абзаца"><text:span text:style-name="T9">nd</text:span></text:span><text:span text:style-name="Основной_20_шрифт_20_абзаца"><text:span text:style-name="T1"> output port with</text:span></text:span><text:span text:style-name="Основной_20_шрифт_20_абзаца"><text:span text:style-name="T1"><draw:frame draw:style-name="fr3" draw:name="Объект5" text:anchor-type="as-char" svg:width="1.443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6902738876849731596" text:style-name="L1">
              <text:list-item>
                <text:p text:style-name="P9"><text:span text:style-name="Основной_20_шрифт_20_абзаца"><text:span text:style-name="T1">First output setting – vector</text:span></text:span><text:span text:style-name="Основной_20_шрифт_20_абзаца"><text:span text:style-name="T1"><draw:frame draw:style-name="fr3" draw:name="Объект8" text:anchor-type="as-char" svg:width="0.845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9"><text:span text:style-name="Основной_20_шрифт_20_абзаца"><text:span text:style-name="T1">Second output setting – vector</text:span></text:span><text:span text:style-name="Основной_20_шрифт_20_абзаца"><text:span text:style-name="T1"><draw:frame draw:style-name="fr3" draw:name="Объект9" text:anchor-type="as-char" svg:width="0.854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9"><text:span text:style-name="Основной_20_шрифт_20_абзаца"><text:span text:style-name="T1">1</text:span></text:span><text:span text:style-name="Основной_20_шрифт_20_абзаца"><text:span text:style-name="T9">st</text:span></text:span><text:span text:style-name="Основной_20_шрифт_20_абзаца"><text:span text:style-name="T1"> vector initial value – vector</text:span></text:span><text:span text:style-name="Основной_20_шрифт_20_абзаца"><text:span text:style-name="T1"><draw:frame draw:style-name="fr3" draw:name="Объект4" text:anchor-type="as-char" svg:width="0.854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9"><text:span text:style-name="Основной_20_шрифт_20_абзаца"><text:span text:style-name="T1">2</text:span></text:span><text:span text:style-name="Основной_20_шрифт_20_абзаца"><text:span text:style-name="T9">nd</text:span></text:span><text:span text:style-name="Основной_20_шрифт_20_абзаца"><text:span text:style-name="T1"> vector initial value – vector</text:span></text:span><text:span text:style-name="Основной_20_шрифт_20_абзаца"><text:span text:style-name="T1"><draw:frame draw:style-name="fr3" draw:name="Объект10" text:anchor-type="as-char" svg:width="0.863cm" svg:height="0.62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. <text:s/></text:span></text:span></text:p>
              </text:list-item>
            </text:list>
            <text:p text:style-name="P8"><text:span text:style-name="Основной_20_шрифт_20_абзаца"><text:span text:style-name="T3">Note</text:span></text:span><text:span text:style-name="Основной_20_шрифт_20_абзаца"><text:span text:style-name="T3">s</text:span></text:span><text:span text:style-name="Основной_20_шрифт_20_абзаца"><text:span text:style-name="T1">:</text:span></text:span></text:p>
            <text:list xml:id="list3871311756047265964" text:style-name="L2">
              <text:list-item>
                <text:p text:style-name="P10"><text:span text:style-name="Основной_20_шрифт_20_абзаца"><text:span text:style-name="T1">By default the unit generates </text:span></text:span><text:span text:style-name="Основной_20_шрифт_20_абзаца"><text:span text:style-name="T5">scalar </text:span></text:span><text:span text:style-name="Основной_20_шрифт_20_абзаца"><text:span text:style-name="T1">output signals.</text:span></text:span></text:p>
              </text:list-item>
              <text:list-item>
                <text:p text:style-name="P10"><text:span text:style-name="Основной_20_шрифт_20_абзаца"><text:span text:style-name="T8">Named properties are set up as </text:span></text:span><text:span text:style-name="Основной_20_шрифт_20_абзаца"><text:span text:style-name="T6">local </text:span></text:span><text:span text:style-name="Основной_20_шрифт_20_абзаца"><text:span text:style-name="T8">variables of model (or submodel) in </text:span></text:span><text:span text:style-name="Основной_20_шрифт_20_абзаца"><text:span text:style-name="T6">Parameters </text:span></text:span><text:span text:style-name="Основной_20_шрифт_20_абзаца"><text:span text:style-name="T8">tab or as global signals of the </text:span></text:span><text:span text:style-name="Основной_20_шрифт_20_абзаца"><text:span text:style-name="T8">project via </text:span></text:span><text:span text:style-name="Основной_20_шрифт_20_абзаца"><text:span text:style-name="T6">Graphics</text:span></text:span><text:span text:style-name="Основной_20_шрифт_20_абзаца"><text:span text:style-name="T8"> → </text:span></text:span><text:span text:style-name="Основной_20_шрифт_20_абзаца"><text:span text:style-name="T7">Signals</text:span></text:span><text:span text:style-name="Основной_20_шрифт_20_абзаца"><text:span text:style-name="T8"> main menu option</text:span></text:span><text:span text:style-name="Основной_20_шрифт_20_абзаца"><text:span text:style-name="T4">.</text:span></text:span></text:p>
              </text:list-item>
            </text:list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-6(t)</dc:title>
    <meta:creation-date>2012-04-17T12:14:00Z</meta:creation-date>
    <dc:date>2012-04-25T10:05:05.64</dc:date>
    <meta:editing-cycles>9</meta:editing-cycles>
    <meta:editing-duration>PT6H52M47S</meta:editing-duration>
    <meta:document-statistic meta:table-count="1" meta:image-count="2" meta:object-count="11" meta:page-count="1" meta:paragraph-count="20" meta:word-count="140" meta:character-count="736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88.odt/Normal.dotm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y</mi>
              <mrow>
                <mn>1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u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text>if</mtext>
                          <mi/>
                          <mrow>
                            <mi>t</mi>
                            <mo stretchy="false">&lt;</mo>
                            <msub>
                              <mi>T</mi>
                              <mrow>
                                <mn>10,</mn>
                                <mi>i</mi>
                              </mrow>
                            </msub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10,</mn>
                              <mi>i</mi>
                            </mrow>
                          </msub>
                          <mi>,</mi>
                          <mi/>
                          <mtext>if</mtext>
                          <mi/>
                          <mrow>
                            <mi>t</mi>
                            <mo stretchy="false">≥</mo>
                            <msub>
                              <mi>T</mi>
                              <mrow>
                                <mn>10,</mn>
                                <mi>i</mi>
                              </mrow>
                            </msub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row>
                <mn>2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u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text>if</mtext>
                          <mi/>
                          <mrow>
                            <mi>t</mi>
                            <mo stretchy="false">≥</mo>
                            <msub>
                              <mi>T</mi>
                              <mrow>
                                <mn>20,</mn>
                                <mi>i</mi>
                              </mrow>
                            </msub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20,</mn>
                              <mi>i</mi>
                            </mrow>
                          </msub>
                          <mi>,</mi>
                          <mi/>
                          <mtext>if</mtext>
                          <mi/>
                          <mrow>
                            <mi>t</mi>
                            <mo stretchy="false">&lt;</mo>
                            <msub>
                              <mi>T</mi>
                              <mrow>
                                <mn>20,</mn>
                                <mi>i</mi>
                              </mrow>
                            </msub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{1,i}(t) = left lbrace stack{
alignl   u_i(t), ~ "if" ~ t &lt;  T_{10,i}, #
alignl  Y_{10,i}, ~ "if" ~ t &gt;= T_{10,i};
}  right none
newline
y_{2,i}(t) = left lbrace stack{
alignl   u_i(t), ~ "if" ~ t &gt;=  T_{20,i}, #
alignl  Y_{20,i}, ~ "if" ~ t &lt;   T_{20,i};
}  right none
</annotation>
  </semantics>
</math>
</file>

<file path=Object 10/content.xml><?xml version="1.0" encoding="utf-8"?>
<math xmlns="http://www.w3.org/1998/Math/MathML">
  <semantics>
    <mrow>
      <msub>
        <mi>Y</mi>
        <mn>10</mn>
      </msub>
    </mrow>
    <annotation encoding="StarMath 5.0">Y_10</annotation>
  </semantics>
</math>
</file>

<file path=Object 11/content.xml><?xml version="1.0" encoding="utf-8"?>
<math xmlns="http://www.w3.org/1998/Math/MathML">
  <semantics>
    <mrow>
      <msub>
        <mi>Y</mi>
        <mn>20</mn>
      </msub>
    </mrow>
    <annotation encoding="StarMath 5.0">Y_20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i/>
      <msub>
        <mi>y</mi>
        <mn>2</mn>
      </msub>
      <mrow>
        <mo stretchy="false">(</mo>
        <mrow>
          <mi>t</mi>
        </mrow>
        <mo stretchy="false">)</mo>
      </mrow>
    </mrow>
    <annotation encoding="StarMath 5.0">y_1(t),~y_2(t)</annotation>
  </semantics>
</math>
</file>

<file path=Object 4/content.xml><?xml version="1.0" encoding="utf-8"?>
<math xmlns="http://www.w3.org/1998/Math/MathML">
  <semantics>
    <mrow>
      <msub>
        <mi>Y</mi>
        <mn>10</mn>
      </msub>
    </mrow>
    <annotation encoding="StarMath 5.0">Y_10</annotation>
  </semantics>
</math>
</file>

<file path=Object 5/content.xml><?xml version="1.0" encoding="utf-8"?>
<math xmlns="http://www.w3.org/1998/Math/MathML">
  <semantics>
    <mrow>
      <mrow>
        <mi>t</mi>
        <mo stretchy="false">≥</mo>
        <msub>
          <mi>T</mi>
          <mn>10</mn>
        </msub>
      </mrow>
    </mrow>
    <annotation encoding="StarMath 5.0">t&gt;=T_10</annotation>
  </semantics>
</math>
</file>

<file path=Object 6/content.xml><?xml version="1.0" encoding="utf-8"?>
<math xmlns="http://www.w3.org/1998/Math/MathML">
  <semantics>
    <mrow>
      <msub>
        <mi>Y</mi>
        <mn>20</mn>
      </msub>
    </mrow>
    <annotation encoding="StarMath 5.0">Y_20</annotation>
  </semantics>
</math>
</file>

<file path=Object 7/content.xml><?xml version="1.0" encoding="utf-8"?>
<math xmlns="http://www.w3.org/1998/Math/MathML">
  <semantics>
    <mrow>
      <mrow>
        <mi>t</mi>
        <mo stretchy="false">&lt;</mo>
        <msub>
          <mi>T</mi>
          <mn>20</mn>
        </msub>
      </mrow>
    </mrow>
    <annotation encoding="StarMath 5.0">t&lt;T_20</annotation>
  </semantics>
</math>
</file>

<file path=Object 8/content.xml><?xml version="1.0" encoding="utf-8"?>
<math xmlns="http://www.w3.org/1998/Math/MathML">
  <semantics>
    <mrow>
      <msub>
        <mi>T</mi>
        <mn>10</mn>
      </msub>
    </mrow>
    <annotation encoding="StarMath 5.0">T_10</annotation>
  </semantics>
</math>
</file>

<file path=Object 9/content.xml><?xml version="1.0" encoding="utf-8"?>
<math xmlns="http://www.w3.org/1998/Math/MathML">
  <semantics>
    <mrow>
      <msub>
        <mi>T</mi>
        <mn>20</mn>
      </msub>
    </mrow>
    <annotation encoding="StarMath 5.0">T_20</annotation>
  </semantics>
</math>
</file>